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2" style:family="paragraph" style:parent-style-name="LO-normal" style:master-page-name="First_20_Page">
      <style:paragraph-properties fo:text-align="center" style:justify-single-word="false" style:page-number="1"/>
      <style:text-properties officeooo:paragraph-rsid="001509ac"/>
    </style:style>
    <style:style style:name="P3" style:family="paragraph" style:parent-style-name="LO-normal">
      <style:paragraph-properties fo:text-align="center" style:justify-single-word="false"/>
      <style:text-properties officeooo:paragraph-rsid="001509ac"/>
    </style:style>
    <style:style style:name="P4" style:family="paragraph" style:parent-style-name="LO-normal">
      <style:paragraph-properties fo:text-align="center" style:justify-single-word="false"/>
      <style:text-properties officeooo:paragraph-rsid="0018fee2"/>
    </style:style>
    <style:style style:name="P5" style:family="paragraph" style:parent-style-name="LO-normal">
      <style:paragraph-properties fo:text-align="center" style:justify-single-word="false"/>
      <style:text-properties officeooo:paragraph-rsid="001c2d7e"/>
    </style:style>
    <style:style style:name="P6" style:family="paragraph" style:parent-style-name="LO-normal">
      <style:paragraph-properties fo:text-align="center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7" style:family="paragraph" style:parent-style-name="LO-normal">
      <style:paragraph-properties fo:text-align="end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text-align="start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9" style:family="paragraph" style:parent-style-name="LO-normal">
      <style:paragraph-properties fo:text-align="center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10" style:family="paragraph" style:parent-style-name="LO-normal">
      <style:paragraph-properties fo:text-align="end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11" style:family="paragraph" style:parent-style-name="LO-normal">
      <style:paragraph-properties fo:text-align="start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12" style:family="paragraph" style:parent-style-name="LO-normal">
      <style:paragraph-properties fo:text-align="start" style:justify-single-word="false"/>
      <style:text-properties style:font-name="Times New Roman" fo:font-size="14pt" officeooo:paragraph-rsid="001581c7" style:font-name-asian="Times New Roman1" style:font-size-asian="14pt" style:font-name-complex="Times New Roman1" style:font-size-complex="14pt"/>
    </style:style>
    <style:style style:name="P13" style:family="paragraph" style:parent-style-name="LO-normal">
      <style:paragraph-properties fo:text-align="center" style:justify-single-word="false"/>
      <style:text-properties style:font-name="Times New Roman" fo:font-size="14pt" officeooo:rsid="0011edac" officeooo:paragraph-rsid="0011edac" style:font-name-asian="Times New Roman1" style:font-size-asian="14pt" style:font-name-complex="Times New Roman1" style:font-size-complex="14pt"/>
    </style:style>
    <style:style style:name="P14" style:family="paragraph" style:parent-style-name="LO-normal">
      <style:paragraph-properties fo:text-align="start" style:justify-single-word="false"/>
      <style:text-properties officeooo:paragraph-rsid="000e1e55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e1e5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581c7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8fee2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c2d7e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officeooo:rsid="001581c7"/>
    </style:style>
    <style:style style:name="T8" style:family="text">
      <style:text-properties officeooo:rsid="000e1e55"/>
    </style:style>
    <style:style style:name="T9" style:family="text">
      <style:text-properties officeooo:rsid="0016d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Липецкий государственный технический университет</text:span><text:span text:style-name="T1"><text:line-break/>Факультет автоматизации и информатики<text:line-break/>Кафедра автоматизированных систем управления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<text:line-break/>Лабораторная работа №</text:span><text:span text:style-name="T2">1</text:span></text:p>
      <text:p text:style-name="P5"><text:span text:style-name="T4">По дисциплине «</text:span><text:span text:style-name="T5">С</text:span><text:span text:style-name="T4">овременные платформы разработки </text:span></text:p>
      <text:p text:style-name="P5"><text:span text:style-name="T4">программного обеспечения»</text:span><text:span text:style-name="T1"><text:line-break/></text:span><text:span text:style-name="T2">Описание функционала разрабатываемого продукта </text:span></text:p>
      <text:p text:style-name="P6">с макетированием фор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3"/></text:p>
      <text:p text:style-name="P11"/>
      <text:p text:style-name="P12"><text:span text:style-name="T7">С</text:span>тудент<text:span text:style-name="T8">ы</text:span><text:span text:style-name="T7">:<text:tab/><text:tab/><text:tab/><text:tab/><text:tab/><text:tab/><text:tab/><text:tab/><text:tab/><text:tab/><text:tab/> </text:span>Камкин Илья</text:p>
      <text:p text:style-name="P7">Стебенев Павел</text:p>
      <text:p text:style-name="P7">Шишкина Алина</text:p>
      <text:p text:style-name="P7">Дадонов Александр</text:p>
      <text:p text:style-name="P10"><text:span text:style-name="T8">Беляев Максим</text:span></text:p>
      <text:p text:style-name="P12"><text:span text:style-name="T7">Г</text:span>рупп<text:span text:style-name="T7">а:</text:span> <text:tab/><text:tab/><text:tab/><text:tab/><text:tab/><text:tab/><text:tab/><text:tab/><text:tab/><text:tab/><text:tab/> <text:s text:c="8"/>ПИ-21-1</text:p>
      <text:p text:style-name="P11"><text:span text:style-name="T7">Проверил</text:span>:<text:tab/><text:tab/><text:tab/><text:tab/><text:tab/><text:tab/><text:tab/><text:tab/><text:tab/><text:tab/> <text:s text:c="6"/><text:span text:style-name="T8">Генералов А. Н.</text:span></text:p>
      <text:p text:style-name="P8"/>
      <text:p text:style-name="P8"/>
      <text:p text:style-name="P8"/>
      <text:p text:style-name="P8"/>
      <text:p text:style-name="P13">Липецк 2022<text:span text:style-name="T9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52:15.102379915</meta:creation-date>
    <dc:date>2022-09-21T10:22:38.691802921</dc:date>
    <meta:editing-duration>PT29M59S</meta:editing-duration>
    <meta:editing-cycles>15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48" meta:character-count="475" meta:non-whitespace-character-count="389"/>
  </office:meta>
</office:document-meta>
</file>